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7" style:family="paragraph" style:parent-style-name="Footnote">
      <style:text-properties style:font-name="Liberation Sans" officeooo:paragraph-rsid="105ebb92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4f68805"/>
    </style:style>
    <style:style style:name="P33" style:family="paragraph" style:parent-style-name="Standard">
      <style:text-properties officeooo:paragraph-rsid="0bad8f69"/>
    </style:style>
    <style:style style:name="P34" style:family="paragraph" style:parent-style-name="Footnote">
      <style:text-properties officeooo:rsid="043ccc66" officeooo:paragraph-rsid="0f40045a"/>
    </style:style>
    <style:style style:name="P35" style:family="paragraph" style:parent-style-name="Footnote">
      <style:text-properties officeooo:rsid="043ccc66" officeooo:paragraph-rsid="0f4dc0dc"/>
    </style:style>
    <style:style style:name="P3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paragraph-properties fo:text-align="center" style:justify-single-word="false"/>
      <style:text-properties officeooo:paragraph-rsid="103a8b8d"/>
    </style:style>
    <style:style style:name="P65" style:family="paragraph" style:parent-style-name="Standard">
      <style:paragraph-properties fo:text-align="center" style:justify-single-word="false"/>
      <style:text-properties officeooo:paragraph-rsid="10460ef1"/>
    </style:style>
    <style:style style:name="P66" style:family="paragraph" style:parent-style-name="Standard">
      <style:text-properties officeooo:paragraph-rsid="103a8b8d"/>
    </style:style>
    <style:style style:name="P67" style:family="paragraph" style:parent-style-name="Standard">
      <style:text-properties officeooo:rsid="103c421a" officeooo:paragraph-rsid="103c421a"/>
    </style:style>
    <style:style style:name="P68" style:family="paragraph" style:parent-style-name="Standard">
      <style:text-properties officeooo:rsid="103cd3c9" officeooo:paragraph-rsid="103cd3c9"/>
    </style:style>
    <style:style style:name="P69" style:family="paragraph" style:parent-style-name="Standard">
      <style:text-properties officeooo:rsid="103d9705" officeooo:paragraph-rsid="103d9705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60ef1" officeooo:paragraph-rsid="10460ef1"/>
    </style:style>
    <style:style style:name="P73" style:family="paragraph" style:parent-style-name="Standard">
      <style:text-properties officeooo:rsid="104ba919" officeooo:paragraph-rsid="104bbe03"/>
    </style:style>
    <style:style style:name="P74" style:family="paragraph" style:parent-style-name="Standard">
      <style:text-properties officeooo:paragraph-rsid="104bbe03"/>
    </style:style>
    <style:style style:name="P75" style:family="paragraph" style:parent-style-name="Standard">
      <style:text-properties officeooo:rsid="104d5027" officeooo:paragraph-rsid="104d5027"/>
    </style:style>
    <style:style style:name="P76" style:family="paragraph" style:parent-style-name="Standard">
      <style:text-properties officeooo:paragraph-rsid="105ee122"/>
    </style:style>
    <style:style style:name="P77" style:family="paragraph" style:parent-style-name="Standard">
      <style:text-properties officeooo:paragraph-rsid="106fd28d"/>
    </style:style>
    <style:style style:name="P78" style:family="paragraph" style:parent-style-name="Standard">
      <style:text-properties officeooo:paragraph-rsid="107a7646"/>
    </style:style>
    <style:style style:name="P79" style:family="paragraph" style:parent-style-name="Standard">
      <style:text-properties officeooo:paragraph-rsid="1087d72e"/>
    </style:style>
    <style:style style:name="P80" style:family="paragraph" style:parent-style-name="Footnote">
      <style:text-properties officeooo:paragraph-rsid="1094fa2b"/>
    </style:style>
    <style:style style:name="P81" style:family="paragraph" style:parent-style-name="Footnote">
      <style:text-properties officeooo:paragraph-rsid="10a1361c" fo:background-color="transparent"/>
    </style:style>
    <style:style style:name="P82" style:family="paragraph" style:parent-style-name="Standard">
      <style:text-properties officeooo:paragraph-rsid="10a2818a"/>
    </style:style>
    <style:style style:name="P83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4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5" style:family="paragraph" style:parent-style-name="Standard" style:list-style-name="L1">
      <style:paragraph-properties fo:break-before="page"/>
      <style:text-properties officeooo:paragraph-rsid="0fd655f2"/>
    </style:style>
    <style:style style:name="P8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9" style:family="paragraph" style:parent-style-name="Standard">
      <style:text-properties officeooo:paragraph-rsid="10ab7791"/>
    </style:style>
    <style:style style:name="P90" style:family="paragraph" style:parent-style-name="Standard">
      <style:text-properties officeooo:paragraph-rsid="10ad0bd8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style:font-size-asian="10pt" style:font-size-complex="10pt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language="en" fo:country="GB"/>
    </style:style>
    <style:style style:name="T22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5" style:family="text">
      <style:text-properties fo:language="en" fo:country="GB" officeooo:rsid="0f28d107"/>
    </style:style>
    <style:style style:name="T22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language="en" fo:country="GB" officeooo:rsid="10a5d07d"/>
    </style:style>
    <style:style style:name="T228" style:family="text">
      <style:text-properties officeooo:rsid="103c421a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officeooo:rsid="104d5027" style:font-weight-asian="bold" style:font-weight-complex="bold"/>
    </style:style>
    <style:style style:name="T231" style:family="text">
      <style:text-properties officeooo:rsid="1061b5b8"/>
    </style:style>
    <style:style style:name="T232" style:family="text">
      <style:text-properties officeooo:rsid="1069ed98"/>
    </style:style>
    <style:style style:name="T233" style:family="text">
      <style:text-properties officeooo:rsid="106d22f6"/>
    </style:style>
    <style:style style:name="T234" style:family="text">
      <style:text-properties style:text-underline-style="solid" style:text-underline-width="auto" style:text-underline-color="font-color" officeooo:rsid="0ff4a399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4"><text:span text:style-name="Strong_20_Emphasis"><text:span text:style-name="T131">Checklist for installing</text:span></text:span><text:span text:style-name="T154">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9">LTS</text:span><text:span text:style-name="T156"><text:note text:id="ftn1" text:note-class="footnote"><text:note-citation>1</text:note-citation><text:note-body><text:p text:style-name="P27"><text:span text:style-name="T141">L</text:span><text:span text:style-name="T142">TS stands for Long-Term Support, and this </text:span><text:span text:style-name="T149">June</text:span><text:span text:style-name="T143"> </text:span><text:span text:style-name="Strong_20_Emphasis"><text:span text:style-name="T85"><text:user-field-get text:name="Releaseyear">2023</text:user-field-get></text:span></text:span><text:span text:style-name="T145"><text:s/>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3">LTS</text:span><text:span text:style-name="T143"> </text:span><text:span text:style-name="T152"><text:user-field-get text:name="Edition">Server</text:user-field-get></text:span><text:span text:style-name="T143"><text:s/></text:span><text:span text:style-name="T144">(</text:span><text:span text:style-name="T142">codenamed</text:span><text:span text:style-name="T144"> </text:span><text:span text:style-name="T148">bookworm</text:span><text:span text:style-name="T144">) </text:span><text:span text:style-name="T142">will be </text:span><text:span text:style-name="T147">supported</text:span><text:span text:style-name="T142"> for five years until </text:span><text:span text:style-name="T149">June</text:span><text:span text:style-name="T143"> </text:span><text:span text:style-name="T141">202</text:span><text:span text:style-name="T149">8</text:span><text:span text:style-name="T146">.</text:span></text:p></text:note-body></text:note></text:span><text:span text:style-name="T157"> </text:span><text:span text:style-name="T157"><text:user-field-get text:name="Edition">Server</text:user-field-get></text:span><text:span text:style-name="T158">.</text:span></text:p>
      <text:p text:style-name="P42"/>
      <text:p text:style-name="P40"><text:span text:style-name="T16">Fill in the </text:span><text:span text:style-name="Strong_20_Emphasis"><text:span text:style-name="T216"><text:s/></text:span></text:span><text:span text:style-name="Strong_20_Emphasis"><text:span text:style-name="T217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4"><text:span text:style-name="Definition"><text:span text:style-name="T224">user</text:span></text:span><text:span text:style-name="T173"><text:tab/><text:tab/></text:span><text:span text:style-name="T172"> <text:tab/><text:tab/><text:tab/> </text:span><text:span text:style-name="T174"><draw:control text:anchor-type="as-char" svg:y="-0.4cm" draw:z-index="16" draw:name="Gebruiker 1" draw:style-name="gr2" draw:text-style-name="P92" svg:width="6.4cm" svg:height="0.6cm" draw:control="control17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8">ull </text:span><text:span text:style-name="T167">na</text:span><text:span text:style-name="T168">me,</text:span><text:span text:style-name="T167"> </text:span><text:span text:style-name="T168">e.g.</text:span><text:span text:style-name="T167"> </text:span><text:span text:style-name="T169">J</text:span><text:span text:style-name="T184">oh</text:span><text:span text:style-name="T169">n </text:span><text:span text:style-name="T171">Doe</text:span><text:span text:style-name="T183">]</text:span></text:p>
      <text:p text:style-name="P82"><text:span text:style-name="Definition"><text:span text:style-name="T166">USER</text:span></text:span><text:span text:style-name="Definition"><text:span text:style-name="T223">na</text:span></text:span><text:span text:style-name="Definition"><text:span text:style-name="T225">me</text:span></text:span><text:span text:style-name="T165"><text:tab/><text:tab/><text:tab/> </text:span><text:span text:style-name="T165"><draw:control text:anchor-type="as-char" svg:y="-0.4cm" draw:z-index="17" draw:name="Gberuikersnaam 2" draw:style-name="gr2" draw:text-style-name="P92" svg:width="6.4cm" svg:height="0.6cm" draw:control="control18"><svg:title>Gebruikersnaam</svg:title><svg:desc>Korte naam, bijv. jan</svg:desc></draw:control></text:span><text:span text:style-name="T165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44"><text:span text:style-name="Definition"><text:span text:style-name="T227">serv</text:span></text:span><text:span text:style-name="Definition"><text:span text:style-name="T223">ERNA</text:span></text:span><text:span text:style-name="Definition"><text:span text:style-name="T225">me</text:span></text:span><text:span text:style-name="T185"><text:tab/><text:tab/> </text:span><text:span text:style-name="T223"><draw:control text:anchor-type="as-char" svg:y="-0.4cm" draw:z-index="18" draw:name="Computernaam 1" draw:style-name="gr2" draw:text-style-name="P92" svg:width="6.4cm" svg:height="0.6cm" draw:control="control19"><svg:title>Computernaam</svg:title><svg:desc>Unieke naam van de computer</svg:desc></draw:control></text:span><text:span text:style-name="T223"><text:s text:c="2"/></text:span><text:span text:style-name="T188">[</text:span><text:span text:style-name="T192">N</text:span><text:span text:style-name="T186">a</text:span><text:span text:style-name="T189">me of the</text:span><text:span text:style-name="T186"> </text:span><text:span text:style-name="T193">server</text:span><text:span text:style-name="T187">, </text:span><text:span text:style-name="T189">e.g.</text:span><text:span text:style-name="T190"> </text:span><text:span text:style-name="T193">sv</text:span><text:span text:style-name="T191">02</text:span><text:span text:style-name="T188">]</text:span></text:p>
      <text:p text:style-name="P44"><text:span text:style-name="Definition"><text:span text:style-name="T195">USER</text:span></text:span><text:span text:style-name="T194"><text:tab/><text:tab/></text:span><text:span text:style-name="T172"> <text:tab/><text:tab/><text:tab/> </text:span><text:span text:style-name="T174"><draw:control text:anchor-type="as-char" svg:y="-0.4cm" draw:z-index="19" draw:name="Gebruiker 2" draw:style-name="gr2" draw:text-style-name="P92" svg:width="6.4cm" svg:height="0.6cm" draw:control="control20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6">ull </text:span><text:span text:style-name="T179">na</text:span><text:span text:style-name="T180">me</text:span><text:span text:style-name="T179"> possibly </text:span><text:span text:style-name="T181">2</text:span><text:span text:style-name="T208">nd</text:span><text:span text:style-name="T181"> </text:span><text:span text:style-name="T182">user</text:span><text:span text:style-name="T170">]</text:span></text:p>
      <text:p text:style-name="P82"><text:span text:style-name="Definition"><text:span text:style-name="T195">USERN</text:span></text:span><text:span text:style-name="Definition"><text:span text:style-name="T196">a</text:span></text:span><text:span text:style-name="Definition"><text:span text:style-name="T197">me</text:span></text:span><text:span text:style-name="Definition"><text:span text:style-name="T202"><text:tab/><text:tab/><text:tab/> </text:span></text:span><text:span text:style-name="T165"><draw:control text:anchor-type="as-char" svg:y="-0.4cm" draw:z-index="20" draw:name="Gberuikersnaam 1" draw:style-name="gr2" draw:text-style-name="P92" svg:width="6.4cm" svg:height="0.6cm" draw:control="control21"><svg:title>Gebruikersnaam</svg:title><svg:desc>Korte naam, bijv. jan</svg:desc></draw:control></text:span><text:span text:style-name="T165"><text:s text:c="2"/></text:span><text:span text:style-name="T199">[</text:span><text:span text:style-name="T201">U</text:span><text:span text:style-name="T200">ser</text:span><text:span text:style-name="T198"> </text:span><text:span text:style-name="T205">na</text:span><text:span text:style-name="T206">me</text:span><text:span text:style-name="T205"> possibly </text:span><text:span text:style-name="T207">2</text:span><text:span text:style-name="T209">nd</text:span><text:span text:style-name="T207"> </text:span><text:span text:style-name="T204">user</text:span><text:span text:style-name="T203">]</text:span></text:p>
      <text:p text:style-name="P44"><text:span text:style-name="T135">Replace the </text:span><text:span text:style-name="T136">underlined</text:span><text:span text:style-name="T135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5">.</text:span></text:p>
      <text:p text:style-name="P4"/>
      <text:p text:style-name="P4"/>
      <text:p text:style-name="P43"><text:span text:style-name="T69">New installation?</text:span><text:span text:style-name="T30"><text:tab/></text:span><text:span text:style-name="T59"></text:span><text:span text:style-name="T60"><text:tab/>Start at chapter </text:span><text:span text:style-name="T74"><text:bookmark-ref text:reference-format="page" text:ref-name="__RefNumPara__4009_12717081281">2</text:bookmark-ref></text:span><text:span text:style-name="T74"><text:s text:c="2"/></text:span><text:span text:style-name="T74"><text:bookmark-ref text:reference-format="text" text:ref-name="__RefNumPara__4009_12717081281">Perform installation</text:bookmark-ref></text:span><text:span text:style-name="T31">.</text:span></text:p>
      <text:p text:style-name="P41"/>
      <text:p text:style-name="P43"><text:span text:style-name="Strong_20_Emphasis"><text:span text:style-name="T28"/></text:span></text:p>
      <text:list xml:id="list3598694006" text:style-name="L1">
        <text:list-item>
          <text:p text:style-name="P86"><text:bookmark-start text:name="__RefNumPara__4083_1271708128"/>Prepar<text:span text:style-name="T231">e</text:span> installatio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0" draw:name="Vorm3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12" draw:name="Vorm 5" draw:style-name="gr1" draw:text-style-name="P91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4"><text:span text:style-name="User_20_Entry"><text:span text:style-name="T90">Login any additional </text:span></text:span><text:span text:style-name="Definition"><text:span text:style-name="T211">USER</text:span></text:span><text:span text:style-name="User_20_Entry"><text:span text:style-name="T91">s</text:span></text:span><text:span text:style-name="User_20_Entry"><text:span text:style-name="T98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6" draw:name="Vorm4" draw:style-name="gr1" draw:text-style-name="P9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90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6"><text:span text:style-name="User_20_Entry"><text:span text:style-name="T108">wget karelzimmer.nl/</text:span></text:span><text:span text:style-name="User_20_Entry"><text:span text:style-name="T109">kz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78"><text:span text:style-name="User_20_Entry"><text:span text:style-name="T110">bash 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1" draw:name="Vorm6" draw:style-name="gr1" draw:text-style-name="P9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4"><draw:control text:anchor-type="as-char" draw:z-index="13" draw:name="Vorm 7" draw:style-name="gr1" draw:text-style-name="P91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6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6">1 <text:s/>Prepar</text:span></text:span><text:span text:style-name="Strong_20_Emphasis"><text:span text:style-name="T67">e</text:span></text:span><text:span text:style-name="Strong_20_Emphasis"><text:span text:style-name="T66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1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39"><text:bookmark-start text:name="__RefNumPara__4009_1271708128"/><text:bookmark-end text:name="__RefNumPara__4009_1271708128"/><text:span text:style-name="Strong_20_Emphasis"><text:span text:style-name="T2"/></text:span></text:p>
      <text:list xml:id="list193419405802787" text:continue-numbering="true" text:style-name="L1">
        <text:list-item>
          <text:p text:style-name="P85"><text:bookmark-start text:name="__RefNumPara__4009_12717081281"/><text:span text:style-name="Strong_20_Emphasis"><text:span text:style-name="T137">Perform installation</text:span></text:span><text:bookmark-end text:name="__RefNumPara__4009_12717081281"/></text:p>
        </text:list-item>
      </text:list>
      <text:p text:style-name="P57"><text:span text:style-name="Strong_20_Emphasis"><text:span text:style-name="T13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4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38">Boot the computer from</text:span><text:span text:style-name="T139"><text:note text:id="ftn4" text:note-class="footnote"><text:note-citation>1</text:note-citation><text:note-body><text:p text:style-name="P81"><text:span text:style-name="T101">Boot menu/Setup via one of the </text:span><text:span text:style-name="T102">f</text:span><text:span text:style-name="T101">requently used keys:</text:span><text:span text:style-name="Definition"><text:span text:style-name="T99"> </text:span></text:span><text:span text:style-name="User_20_Entry"><text:span text:style-name="T119">Esc</text:span></text:span><text:span text:style-name="User_20_Entry"><text:span text:style-name="T106">,</text:span></text:span><text:span text:style-name="Definition"><text:span text:style-name="T99"> </text:span></text:span><text:span text:style-name="User_20_Entry"><text:span text:style-name="T119">Delete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2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9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0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1</text:span></text:span><text:span text:style-name="User_20_Entry"><text:span text:style-name="T107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9">F12</text:span></text:span><text:span text:style-name="User_20_Entry"><text:span text:style-name="T107">.</text:span></text:span></text:p></text:note-body></text:note></text:span><text:span text:style-name="T138"> an </text:span><text:span text:style-name="T123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9">Live</text:span></text:span><text:span text:style-name="Strong_20_Emphasis"><text:span text:style-name="T82"><text:note text:id="ftn5" text:note-class="footnote"><text:note-citation>2</text:note-citation><text:note-body><text:p text:style-name="P5"><text:span text:style-name="T212">From a Live USB stick you can boot and work with </text:span><text:span text:style-name="Strong_20_Emphasis"><text:span text:style-name="T140"><text:user-field-get text:name="Distro">Debian</text:user-field-get></text:span></text:span><text:span text:style-name="Strong_20_Emphasis"><text:span text:style-name="T140"><text:s/></text:span></text:span><text:span text:style-name="T212">without modifying any files on the hard drive and also allows installation of </text:span><text:span text:style-name="Strong_20_Emphasis"><text:span text:style-name="T140"><text:user-field-get text:name="Distro">Debian</text:user-field-get></text:span></text:span><text:span text:style-name="Strong_20_Emphasis"><text:span text:style-name="T140">.</text:span></text:span></text:p></text:note-body></text:note></text:span></text:span><text:span text:style-name="T79"> USB stick</text:span><text:span text:style-name="T80"><text:note text:id="ftn6" text:note-class="footnote"><text:note-citation>3</text:note-citation><text:note-body><text:p text:style-name="P80"><text:span text:style-name="Strong_20_Emphasis"><text:span text:style-name="T88">Create a bootable USB stick:<text:line-break/>Download a CD image file (.iso) from</text:span></text:span><text:span text:style-name="Strong_20_Emphasis"><text:span text:style-name="T87"> </text:span></text:span><text:a xlink:type="simple" xlink:href="https://www.debian.org/" text:style-name="Internet_20_link" text:visited-style-name="Visited_20_Internet_20_Link"><text:span text:style-name="Strong_20_Emphasis"><text:span text:style-name="T213">debian.org</text:span></text:span></text:a><text:span text:style-name="Strong_20_Emphasis"><text:span text:style-name="T87">, </text:span></text:span><text:span text:style-name="Strong_20_Emphasis"><text:span text:style-name="T89">click consecutively </text:span></text:span><text:span text:style-name="Strong_20_Emphasis"><text:span text:style-name="T97">Other downloads</text:span></text:span><text:span text:style-name="Strong_20_Emphasis"><text:span text:style-name="T89"> <text:line-break/>(under Download) &gt; </text:span></text:span><text:span text:style-name="Strong_20_Emphasis"><text:span text:style-name="T97">Other live ISO</text:span></text:span><text:span text:style-name="Strong_20_Emphasis"><text:span text:style-name="T89"> (under try </text:span></text:span><text:span text:style-name="Strong_20_Emphasis"><text:span text:style-name="T89"><text:user-field-get text:name="Distro">Debian</text:user-field-get></text:span></text:span><text:span text:style-name="Strong_20_Emphasis"><text:span text:style-name="T89"><text:s/>live before installing) &gt; <text:line-break/></text:span></text:span><text:span text:style-name="Strong_20_Emphasis"><text:span text:style-name="T92">debian-live-</text:span></text:span><text:span text:style-name="Strong_20_Emphasis"><text:span text:style-name="T92"><text:user-field-get text:name="Version">12</text:user-field-get></text:span></text:span><text:span text:style-name="Strong_20_Emphasis"><text:span text:style-name="T92">.</text:span></text:span><text:span text:style-name="Strong_20_Emphasis"><text:span text:style-name="T93">.</text:span></text:span><text:span text:style-name="Strong_20_Emphasis"><text:span text:style-name="T92">.</text:span></text:span><text:span text:style-name="Strong_20_Emphasis"><text:span text:style-name="T94">-</text:span></text:span><text:span text:style-name="Strong_20_Emphasis"><text:span text:style-name="T92">amd64-</text:span></text:span><text:span text:style-name="Strong_20_Emphasis"><text:span text:style-name="T96">standard</text:span></text:span><text:span text:style-name="Strong_20_Emphasis"><text:span text:style-name="T95">.iso</text:span></text:span><text:span text:style-name="Strong_20_Emphasis"><text:span text:style-name="T86">.</text:span></text:span><text:span text:style-name="Strong_20_Emphasis"><text:span text:style-name="T88"><text:line-break/></text:span></text:span><text:span text:style-name="Strong_20_Emphasis"><text:span text:style-name="T103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Strong_20_Emphasis"><text:span text:style-name="T103">, under </text:span></text:span><text:span text:style-name="Strong_20_Emphasis"><text:span text:style-name="T104">Linux</text:span></text:span><text:span text:style-name="Strong_20_Emphasis"><text:span text:style-name="T103">.</text:span></text:span></text:p></text:note-body></text:note>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3" draw:name="Vorm13" draw:style-name="gr1" draw:text-style-name="P91" svg:width="0.35cm" svg:height="0.35cm" draw:control="control4"/></text:p>
          </table:table-cell>
          <table:table-cell table:style-name="_32_._5f_Installatie_5f_uitvoeren.C6" office:value-type="string">
            <text:p text:style-name="P53"><text:span text:style-name="Strong_20_Emphasis"><text:span text:style-name="T57">At</text:span></text:span><text:span text:style-name="Strong_20_Emphasis"><text:span text:style-name="T56"> </text:span></text:span><text:span text:style-name="Strong_20_Emphasis"><text:span text:style-name="T71">Select your location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7">Click on <text:span text:style-name="T229">othe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8">Click on <text:span text:style-name="T229">Europe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9">Click on <text:span text:style-name="T229">Netherlands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><text:span text:style-name="Strong_20_Emphasis"><text:span text:style-name="T54"><draw:control text:anchor-type="as-char" draw:z-index="14" draw:name="Vorm 1" draw:style-name="gr1" draw:text-style-name="P91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58">At</text:span></text:span><text:span text:style-name="Strong_20_Emphasis"><text:span text:style-name="T56"> </text:span></text:span><text:span text:style-name="Strong_20_Emphasis"><text:span text:style-name="T72">Configure the network</text:span></text:span><text:span text:style-name="Strong_20_Emphasis"><text:span text:style-name="T65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8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5"><text:span text:style-name="Strong_20_Emphasis"><text:span text:style-name="T54"><draw:control text:anchor-type="as-char" draw:z-index="15" draw:name="Vorm 2" draw:style-name="gr1" draw:text-style-name="P91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2"><text:span text:style-name="T233">At</text:span><text:span text:style-name="T232"> </text:span><text:span text:style-name="T229">Set up users and passwords</text:span><text:span text:style-name="T232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1">Don<text:span text:style-name="T160">'t set </text:span><text:span text:style-name="T162">Root</text:span><text:span text:style-name="T160"> pass</text:span><text:span text:style-name="T161">w</text:span><text:span text:style-name="T160">ord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<text:span text:style-name="Strong_20_Emphasis"><text:span text:style-name="T64">E</text:span></text:span><text:span text:style-name="Strong_20_Emphasis"><text:span text:style-name="T55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1">USER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Enter <text:span text:style-name="T229">User </text:span><text:span text:style-name="T230">n</text:span><text:span text:style-name="T229">ame for you</text:span><text:span text:style-name="T230">r</text:span><text:span text:style-name="T229"> account</text:span><text:span text:style-name="Strong_20_Emphasis"><text:span text:style-name="T62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E<text:span text:style-name="Strong_20_Emphasis"><text:span text:style-name="T63">nter a </text:span></text:span><text:span text:style-name="Strong_20_Emphasis"><text:span text:style-name="T75">password</text:span></text:span><text:span text:style-name="Strong_20_Emphasis"><text:span text:style-name="T63"> twice.</text:span></text:span></text:p>
          </table:table-cell>
        </table:table-row>
      </table:table>
      <text:p text:style-name="P31"><text:span text:style-name="Strong_20_Emphasis"><text:span text:style-name="T61"/></text:span></text:p>
      <text:list xml:id="list193417714237330" text:continue-numbering="true" text:style-name="L1">
        <text:list-item>
          <text:p text:style-name="P88"><text:bookmark-start text:name="__RefNumPara__12966_2272496019"/><text:span text:style-name="Strong_20_Emphasis"><text:span text:style-name="T77">Finish installation</text:span></text:span><text:bookmark-end text:name="__RefNumPara__12966_2272496019"/></text:p>
        </text:list-item>
      </text:list>
      <text:p text:style-name="P32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4"><draw:control text:anchor-type="as-char" draw:z-index="4" draw:name="Vorm22" draw:style-name="gr1" draw:text-style-name="P9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84"><draw:control text:anchor-type="as-char" draw:z-index="21" draw:name="Vorm4_ 1" draw:style-name="gr1" draw:text-style-name="P91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6"><text:span text:style-name="Strong_20_Emphasis"><text:span text:style-name="T120">Add any additional </text:span></text:span><text:span text:style-name="Strong_20_Emphasis"><text:span text:style-name="T122">user</text:span></text:span><text:span text:style-name="Strong_20_Emphasis"><text:span text:style-name="T120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83">sudo useradd --create-home --common <text:span text:style-name="T163">'</text:span><text:span text:style-name="T164">user</text:span><text:span text:style-name="T163">' [--groups adm, sudo] </text:span><text:span text:style-name="T164">username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83">sudo passwd <text:span text:style-name="T234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54"><draw:control text:anchor-type="as-char" draw:z-index="7" draw:name="Vorm4_1" draw:style-name="gr1" draw:text-style-name="P91" svg:width="0.35cm" svg:height="0.35cm" draw:control="control8"/></text:span></text:span></text:p>
          </table:table-cell>
          <table:table-cell table:style-name="_33_._5f_Installatie_5f_afronden.C7" office:value-type="string">
            <text:p text:style-name="P89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5"/></text:span></text:p>
          </table:table-cell>
          <table:table-cell table:style-name="_33_._5f_Installatie_5f_afronden.C8" office:value-type="string">
            <text:p text:style-name="P76"><text:span text:style-name="User_20_Entry"><text:span text:style-name="T108">wget karelzimmer.nl/</text:span></text:span><text:span text:style-name="User_20_Entry"><text:span text:style-name="T109">kz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78"><text:span text:style-name="User_20_Entry"><text:span text:style-name="T110">bash kz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0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1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4"><draw:control text:anchor-type="as-char" draw:z-index="5" draw:name="Vorm33" draw:style-name="gr1" draw:text-style-name="P91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55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2" office:value-type="string">
            <text:p text:style-name="P76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5"/></text:span></text:p>
          </table:table-cell>
          <table:table-cell table:style-name="_33_._5f_Installatie_5f_afronden.C14" office:value-type="string">
            <text:p text:style-name="P7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3</text:span></text:span><text:span text:style-name="Strong_20_Emphasis"><text:span text:style-name="T111"> <text:s/>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5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32"><text:span text:style-name="Strong_20_Emphasis"><text:span text:style-name="T27"><text:tab/></text:span></text:span></text:p>
      <text:p text:style-name="P33"><text:span text:style-name="Strong_20_Emphasis"><text:span text:style-name="T42"/></text:span></text:p>
      <text:list xml:id="list193418302263713" text:continue-numbering="true" text:style-name="L1">
        <text:list-item>
          <text:p text:style-name="P87"><text:span text:style-name="Strong_20_Emphasis"><text:span text:style-name="T14">P</text:span></text:span><text:span text:style-name="Strong_20_Emphasis"><text:span text:style-name="T215">rovision user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4"><draw:control text:anchor-type="as-char" draw:z-index="8" draw:name="Vorm36_0" draw:style-name="gr1" draw:text-style-name="P91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54"><draw:control text:anchor-type="as-char" draw:z-index="10" draw:name="Vorm36_ 1" draw:style-name="gr1" draw:text-style-name="P91" svg:width="0.35cm" svg:height="0.35cm" draw:control="control11"/></text:span></text:span></text:p>
          </table:table-cell>
          <table:table-cell table:style-name="Tabel2.D1" office:value-type="string">
            <text:p text:style-name="P28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5"><text:span text:style-name="User_20_Entry"><text:span text:style-name="T114">Login any additional </text:span></text:span><text:span text:style-name="Definition"><text:span text:style-name="T210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4"><draw:control text:anchor-type="as-char" draw:z-index="9" draw:name="Vorm36_2" draw:style-name="gr1" draw:text-style-name="P91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54"><draw:control text:anchor-type="as-char" draw:z-index="11" draw:name="Vorm36_ 2" draw:style-name="gr1" draw:text-style-name="P91" svg:width="0.35cm" svg:height="0.35cm" draw:control="control12"/></text:span></text:span></text:p>
          </table:table-cell>
          <table:table-cell table:style-name="Tabel2.D3" office:value-type="string">
            <text:p text:style-name="P29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6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76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0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6">4 <text:s/></text:span></text:span><text:span text:style-name="Strong_20_Emphasis"><text:span text:style-name="T68">Provision user</text:span></text:span><text:span text:style-name="Strong_20_Emphasis"><text:span text:style-name="T76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6"><text:span text:style-name="T128">End of checklist,</text:span><text:span text:style-name="T126"> </text:span><text:span text:style-name="T126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30">LTS 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8">installation is complete.</text:span></text:span></text:p>
      <text:p text:style-name="P38"/>
      <text:p text:style-name="P45"><text:span text:style-name="Emphasis"><text:span text:style-name="T220">Written</text:span></text:span><text:span text:style-name="Emphasis"><text:span text:style-name="T218"> </text:span></text:span><text:span text:style-name="Emphasis"><text:span text:style-name="T220">by</text:span></text:span><text:span text:style-name="Emphasis"><text:span text:style-name="T21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9">Karel Zimmer</text:span></text:span></text:a><text:span text:style-name="Emphasis"><text:span text:style-name="T218">, </text:span></text:span><text:a xlink:type="simple" xlink:href="https://creativecommons.org/publicdomain/zero/1.0" text:style-name="Internet_20_link" text:visited-style-name="Visited_20_Internet_20_Link"><text:span text:style-name="Emphasis"><text:span text:style-name="T221">CC0 1.0 Universal</text:span></text:span></text:a><text:span text:style-name="Emphasis"><text:span text:style-name="T218">, </text:span></text:span><text:span text:style-name="Strong_20_Emphasis"><text:span text:style-name="T42"><text:user-field-get text:name="Releaseyear">2023</text:user-field-get></text:span></text:span><text:span text:style-name="Strong_20_Emphasis"><text:span text:style-name="T42">-</text:span></text:span><text:span text:style-name="Strong_20_Emphasis"><text:span text:style-name="T42"><text:date style:data-style-name="N10111" text:date-value="2024-02-16T19:34:17.278396049">2024</text:date></text:span></text:span><text:span text:style-name="Emphasis"><text:span text:style-name="T22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2-16T19:34:17.056397153">16/02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2-16T19:34:16.942137442</dc:date>
    <meta:keyword>Installatie</meta:keyword>
    <meta:keyword>Checklist</meta:keyword>
    <meta:keyword>Linux</meta:keyword>
    <meta:editing-cycles>6969</meta:editing-cycles>
    <meta:editing-duration>P12DT7H3M29S</meta:editing-duration>
    <meta:print-date>2021-03-23T20:07:57.967210640</meta:print-date>
    <dc:creator>Karel Zimmer</dc:creator>
    <meta:document-statistic meta:table-count="4" meta:image-count="0" meta:object-count="0" meta:page-count="4" meta:paragraph-count="85" meta:word-count="469" meta:character-count="2974" meta:non-whitespace-character-count="2535"/>
    <meta:user-defined meta:name="Info 1"/>
    <meta:user-defined meta:name="Info 2"/>
    <meta:user-defined meta:name="Info 3"/>
    <meta:user-defined meta:name="Info 4"/>
  </office:meta>
</office:document-meta>
</file>